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6ead0"/>
    </style:style>
    <style:style style:name="P2" style:family="paragraph" style:parent-style-name="Standard">
      <style:text-properties officeooo:paragraph-rsid="00096c13"/>
    </style:style>
    <style:style style:name="P3" style:family="paragraph" style:parent-style-name="Table_20_Contents">
      <style:text-properties style:font-name="Courier New" officeooo:paragraph-rsid="0008945a"/>
    </style:style>
    <style:style style:name="P4" style:family="paragraph" style:parent-style-name="Table_20_Contents">
      <style:text-properties style:font-name="Courier New" officeooo:paragraph-rsid="00096c13"/>
    </style:style>
    <style:style style:name="T1" style:family="text">
      <style:text-properties officeooo:rsid="0005ded0"/>
    </style:style>
    <style:style style:name="T2" style:family="text">
      <style:text-properties officeooo:rsid="0006ead0"/>
    </style:style>
    <style:style style:name="T3" style:family="text">
      <style:text-properties officeooo:rsid="0008945a"/>
    </style:style>
    <style:style style:name="T4" style:family="text">
      <style:text-properties style:font-name="Courier New" officeooo:rsid="0008945a"/>
    </style:style>
    <style:style style:name="T5" style:family="text">
      <style:text-properties style:font-name="Courier New" officeooo:rsid="00096c13"/>
    </style:style>
    <style:style style:name="T6" style:family="text">
      <style:text-properties officeooo:rsid="00096c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his is not a turn-in assignment</text:span></text:p>
      <text:p text:style-name="P1"><text:span text:style-name="T2"/></text:p>
      <text:p text:style-name="P1"><text:span text:style-name="T2">Given this HTML code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3">&lt;h2&gt;Welcome!&lt;/h2&gt;</text:span></text:p>
            <text:p text:style-name="P3"><text:span text:style-name="T3"/></text:p>
            <text:p text:style-name="P3"><text:span text:style-name="T3">&lt;ul id="main-links"&gt;</text:span></text:p>
            <text:p text:style-name="P3"><text:span text:style-name="T3"><text:tab/>&lt;li&gt;&lt;a href="..."&gt;Home&lt;/a&gt;&lt;/li&gt;</text:span></text:p>
            <text:p text:style-name="P3"><text:span text:style-name="T3"><text:tab/>&lt;li&gt;&lt;a href="..."&gt;About&lt;/a&gt;&lt;/li&gt;</text:span></text:p>
            <text:p text:style-name="P3"><text:span text:style-name="T3"><text:tab/>&lt;li&gt;&lt;a href="..."&gt;Shop&lt;/a&gt;&lt;/li&gt;</text:span></text:p>
            <text:p text:style-name="P3"><text:span text:style-name="T3">&lt;/ul&gt;</text:span></text:p>
            <text:p text:style-name="P3"><text:span text:style-name="T3"/></text:p>
            <text:p text:style-name="P4"><text:span text:style-name="T6">&lt;p&gt;</text:span></text:p>
            <text:p text:style-name="P4"><text:span text:style-name="T6"><text:tab/>Lorem ipsum dolor sit amet, consectetur adipiscing elit. </text:span></text:p>
            <text:p text:style-name="P4"><text:span text:style-name="T6"><text:tab/>&lt;span class="highlight"&gt;Donec a diam lectus. Sed sit amet ipsum <text:tab/>mauris.&lt;/span&gt;</text:span></text:p>
            <text:p text:style-name="P4"><text:span text:style-name="T6">&lt;/p&gt;</text:span></text:p>
          </table:table-cell>
        </table:table-row>
      </table:table>
      <text:p text:style-name="P1"><text:span text:style-name="T2"/></text:p>
      <text:p text:style-name="P1"><text:span text:style-name="T2"/></text:p>
      <text:p text:style-name="P1"><text:span text:style-name="T2">Write out the following styles:</text:span></text:p>
      <text:p text:style-name="P1"><text:span text:style-name="T2"/></text:p>
      <text:p text:style-name="P1"><text:span text:style-name="T2">1. </text:span><text:span text:style-name="T3">Set the h2 tag to have blue text with </text:span><text:span text:style-name="T4">color: #0000FF;</text:span></text:p>
      <text:p text:style-name="P1"><text:span text:style-name="T3"/></text:p>
      <text:p text:style-name="P1"><text:span text:style-name="T3"/></text:p>
      <text:p text:style-name="P2"><text:span text:style-name="T6">2. Set anything with the id of “main-links” to have grey text with </text:span><text:span text:style-name="T5">color: #666666;</text:span></text:p>
      <text:p text:style-name="P1"><text:span text:style-name="T3"/></text:p>
      <text:p text:style-name="P1"><text:span text:style-name="T3"/></text:p>
      <text:p text:style-name="P2"><text:span text:style-name="T6">3. Set only spans with the class “highlight” to have a yellow background with <text:line-break/></text:span><text:span text:style-name="T5">background: #FFFF00;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6ead0"/>
    </style:style>
    <style:style style:name="MT2" style:family="text">
      <style:text-properties officeooo:rsid="0005ded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S Review 1</text:span><text:tab/><text:tab/><text:span text:style-name="MT2">Page </text:span><text:span text:style-name="MT2"><text:page-number text:select-page="current">1</text:page-number></text:span><text:span text:style-name="MT2"> of </text:span><text:span text:style-name="MT2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2T19:51:31.80</meta:creation-date>
    <dc:title>Page Numbers</dc:title>
    <meta:editing-duration>PT2M7S</meta:editing-duration>
    <meta:editing-cycles>2</meta:editing-cycles>
    <meta:generator>LibreOffice/4.0.2.2$Windows_x86 LibreOffice_project/4c82dcdd6efcd48b1d8bba66bfe1989deee49c3</meta:generator>
    <dc:date>2013-09-03T08:26:31.41</dc:date>
    <meta:document-statistic meta:table-count="1" meta:image-count="0" meta:object-count="0" meta:page-count="1" meta:paragraph-count="17" meta:word-count="95" meta:character-count="630" meta:non-whitespace-character-count="543"/>
    <meta:template xlink:type="simple" xlink:actuate="onRequest" xlink:title="Page Numbers" xlink:href="../../../../../../../../Users/moosader/AppData/Roaming/LibreOffice/4/user/template/Page%20Numbers.ott" meta:date="2013-09-02T19:51:31.05"/>
  </office:meta>
</office:document-meta>
</file>